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 want to create an app that acts as a sound keyboard. As many sound effects as I can think of. It will be sorted<text:s/>into<text:s/>different<text:s/>genres or<text:s/>moods,<text:s/>so<text:s/>it is<text:s/>easier for the user to find the sound<text:s/>they are<text:s/>looking for.<text:s/>For<text:s/>example,<text:s/>a fart sound would be in the gross category.<text:s/>I<text:s/>do not<text:s/>want the<text:s/>app's<text:s/>face to be too<text:s/>complicated,<text:s/>there<text:s/>will<text:s/>just be names for each sound under a round button.<text:s/>Some<text:s/>differentiation<text:s/>of the color of the buttons.<text:s/>When you open the app<text:s/>there<text:s/>will not<text:s/>be a welcome screen just<text:s/>straight<text:s/>to the sounds. Yu can move through categories faster using a tool bar at the<text:s/>top,<text:s/>but<text:s/>they are<text:s/>all<text:s/>accessible<text:s/>by scrolling down. I<text:s/>do not<text:s/>want to scroll bar to be<text:s/>visible<text:s/>because<text:s/>that<text:s/>is<text:s/>annoying to<text:s/>me. A play bar will be there to stop and start the sound once selecte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smine Tarr - Chicago 2022</meta:initial-creator>
    <dc:creator>Yasmine Tarr - Chicago 2022</dc:creator>
    <meta:creation-date>2021-08-18T13:14:00Z</meta:creation-date>
    <dc:date>2021-08-18T13:14:00Z</dc:date>
    <meta:template xlink:href="Normal.dotm" xlink:type="simple"/>
    <meta:editing-cycles>1</meta:editing-cycles>
    <meta:editing-duration>PT0S</meta:editing-duration>
    <meta:document-statistic meta:page-count="1" meta:paragraph-count="1" meta:word-count="116" meta:character-count="778" meta:row-count="5" meta:non-whitespace-character-count="663"/>
  </office:meta>
</office:document-meta>
</file>